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Nova Cond Light" svg:font-family="'Arial Nova Cond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variant="normal" fo:text-transform="none" fo:color="#202124" loext:opacity="100%" style:font-name="Arial1" fo:font-size="12pt" fo:letter-spacing="normal" fo:language="en" fo:country="US" fo:font-style="normal" fo:font-weight="normal" officeooo:rsid="001abf9a" officeooo:paragraph-rsid="001abf9a" style:font-size-asian="12pt" style:font-size-complex="12pt"/>
    </style:style>
    <style:style style:name="P2" style:family="paragraph" style:parent-style-name="Preformatted_20_Text">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02124" loext:opacity="100%" style:font-name="Arial1" fo:font-size="12pt" fo:letter-spacing="normal" fo:language="el" fo:country="GR" fo:font-style="normal" fo:font-weight="normal" style:font-size-asian="12pt" style:font-size-complex="12pt"/>
    </style:style>
    <style:style style:name="P3"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Arial1" fo:font-size="12pt" fo:letter-spacing="normal" fo:language="el" fo:country="GR" fo:font-style="normal" fo:font-weight="normal" style:font-size-asian="12pt" style:font-size-complex="12pt"/>
    </style:style>
    <style:style style:name="P4"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Arial1" fo:font-size="12pt" fo:letter-spacing="normal" fo:language="el" fo:country="GR" fo:font-style="normal" fo:font-weight="normal" officeooo:paragraph-rsid="00198691" style:font-size-asian="12pt" style:font-size-complex="12pt"/>
    </style:style>
    <style:style style:name="P5"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Arial1" fo:font-size="12pt" fo:letter-spacing="normal" style:font-size-asian="12pt" style:font-size-complex="12pt"/>
    </style:style>
    <style:style style:name="P6" style:family="paragraph" style:parent-style-name="Standard">
      <style:paragraph-properties fo:text-align="center" style:justify-single-word="false"/>
      <style:text-properties fo:color="#c9211e" loext:opacity="100%" style:font-name="Arial1" fo:font-size="12pt" fo:font-weight="bold" officeooo:rsid="001abf9a" officeooo:paragraph-rsid="001abf9a" style:font-size-asian="12pt" style:font-weight-asian="bold" style:font-size-complex="12pt" style:font-weight-complex="bold"/>
    </style:style>
    <style:style style:name="P7" style:family="paragraph" style:parent-style-name="Standard">
      <style:text-properties style:font-name="Arial1" fo:font-size="12pt" style:font-size-asian="12pt" style:font-size-complex="12pt"/>
    </style:style>
    <style:style style:name="P8" style:family="paragraph" style:parent-style-name="Standard">
      <style:text-properties style:font-name="Arial1" fo:font-size="12pt" fo:language="en" fo:country="US" officeooo:rsid="001abf9a" officeooo:paragraph-rsid="001abf9a" style:font-size-asian="12pt" style:font-size-complex="12pt"/>
    </style:style>
    <style:style style:name="T1" style:family="text">
      <style:text-properties fo:language="el" fo:country="GR" fo:font-style="normal" fo:font-weight="normal"/>
    </style:style>
    <style:style style:name="T2" style:family="text">
      <style:text-properties officeooo:rsid="00198691"/>
    </style:style>
    <style:style style:name="T3" style:family="text">
      <style:text-properties fo:language="en" fo:country="US"/>
    </style:style>
    <style:style style:name="T4" style:family="text">
      <style:text-properties fo:language="en" fo:country="US" officeooo:rsid="001d2b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Το 802.11ac, το αναδυόμενο πρότυπο από το IEEE, μοιάζει με την ταινία The Godfather Part II. Χρειάζεται κάτι υπέροχο και το κάνει ακόμα καλύτερο. Το 802.11ac είναι μια ταχύτερη και πιο επεκτάσιμη έκδοση του 802.11n. 802.11ac ζευγαρώνει το</text:p>
      <text:p text:style-name="P3">ελευθερία ασύρματου δικτύου με τις δυνατότητες του Gigabit Ethernet.Οι ιστότοποι ασύρματου LAN θα δουν σημαντικές βελτιώσεις στον αριθμό των πελατών που υποστηρίζονται από ένα σημείο πρόσβασης (AP), καλύτερη εμπειρία για κάθε πελάτη και μεγαλύτερο διαθέσιμο εύρος ζώνης για μεγαλύτερο αριθμό παράλληλων ροών βίντεο.Ακόμα και όταν το δίκτυο δεν είναι πλήρως φορτωμένο, οι χρήστες βλέπουν ένα όφελος: οι λήψεις αρχείων και ο συγχρονισμός email πραγματοποιούνται σε lowlag ταχύτητες gigabit. Επίσης, η διάρκεια ζωής της μπαταρίας της συσκευής παρατείνεται, καθώς η διεπαφή Wi-Fi της συσκευής μπορεί να ξυπνήσει, να ανταλλάξει δεδομένα με το AP του, και στη συνέχεια επιστρέψτε στην κατάποση πολύ πιο γρήγορα.Το 802.11ac επιτυγχάνει την αύξηση της ταχύτητάς του ωθώντας τρεις διαφορετικές διαστάσεις:</text:p>
      <text:p text:style-name="P5">● <text:span text:style-name="T1">Περισσότερη σύνδεση καναλιών, αυξημένη από το μέγιστο των 40 MHz στα 802.11n, και τώρα έως και 80 ή ακόμη και 160 MHz (για 117% ή 333% ταχύτητες, αντίστοιχα)</text:span></text:p>
      <text:p text:style-name="P5">● <text:span text:style-name="T1">Διαμόρφωση πυκνωτή, τώρα χρησιμοποιώντας διαμόρφωση πλάτους τετραγώνου 256 (QAM), από 64QAM 802.11n (για έκρηξη ταχύτητας 33% σε μικρότερα, αλλά ακόμα χρησιμοποιήσιμα, εύρη)</text:span></text:p>
      <text:p text:style-name="P5">● <text:span text:style-name="T1">Περισσότερη πολλαπλή είσοδος, πολλαπλή έξοδος (MIMO). Ενώ το 802.11n σταμάτησε σε τέσσερα χωρικά ρεύματα, το 802.11ac πηγαίνει μέχρι τα οκτώ (για άλλη 100% επιτάχυνση).</text:span></text:p>
      <text:p text:style-name="P3">Οι περιορισμοί σχεδιασμού και τα οικονομικά που κράτησαν τα προϊόντα 802.11n σε μία, δύο ή τρεις χωρικές ροές δεν έχουν άλλαξε πολύ για το 802.11ac, οπότε μπορούμε να περιμένουμε το ίδιο είδος διαθεσιμότητας προϊόντων, με το πρώτο κύμα 802.11ac προϊόντα που έχουν κατασκευαστεί περίπου 80 MHz και παρέχουν έως 433 Mbps (low end), 867 Mbps (midtier) ή 1300 Mbps (υψηλή τέλος) στο φυσικό στρώμα. Τα προϊόντα <text:soft-page-break/>δεύτερης γενιάς υπόσχονται ακόμη περισσότερη σύνδεση καναλιών και χωρικές ροές,με εύλογες διαμορφώσεις προϊόντων που λειτουργούν έως και 3,47 Gbps.<text:bookmark text:name="tw-target-text1"/>Το 802.11ac είναι τεχνολογία μόνο 5 GHz, επομένως τα AP και οι πελάτες διπλής ζώνης θα συνεχίσουν να χρησιμοποιούν τα 802.11n στα 2,4 GHz.Ωστόσο, 802.11ac πελάτες λειτουργούν στη λιγότερο γεμάτη ζώνη των 5 GHz.Τα προϊόντα δεύτερης γενιάς πρέπει επίσης να συνοδεύονται από μια νέα τεχνολογία, το πολυχρηστικό MIMO (MU-MIMO). Ενώ Το 802.11n μοιάζει με διανομέα Ethernet που μπορεί να μεταφέρει μόνο ένα πλαίσιο κάθε φορά σε όλες τις θύρες του, το MU-MIMO επιτρέπει AP για αποστολή πολλαπλών καρέ σε πολλαπλούς πελάτες ταυτόχρονα με το ίδιο φάσμα συχνοτήτων. Σωστά: Με πολλαπλές κεραίες και έξυπνα, ένα AP μπορεί να συμπεριφέρεται σαν ασύρματος διακόπτης. Υπάρχουν τεχνικοί περιορισμοί και έτσι το MU-MIMO είναι ιδιαίτερα κατάλληλο για να φέρει τη δική σας συσκευή (BYOD) καταστάσεις όπου οι συσκευές όπως τα smartphone και τα tablet ενδέχεται να έχουν μόνο μία κεραία. Τα προϊόντα με δυνατότητα 802.11ac είναι το αποκορύφωμα των προσπαθειών στους αγωγούς IEEE και Wi-Fi Alliance. IEEE 802.11ac υπέβαλε εγκεκριμένη τροποποίηση του σχεδίου 2.0 τον Ιανουάριο του 2012 και ένα βελτιωμένο σχέδιο 3.0 τον Μάιο του 2012, με τελικό η επικύρωση προγραμματίστηκε για το τέλος του 2013. Παράλληλα, η Συμμαχία Wi-Fi αναμένεται να λάβει ένα πρόωρο σχέδιο IEEE, τα περισσότερα πιθανώς το Σχέδιο 3.0 και να το χρησιμοποιήσετε ως βάση για την πιστοποίηση διαλειτουργικότητας των προϊόντων πρώτου κύματος στις αρχές του 2013.Αργότερα, και περισσότερο σύμφωνα με την ημερομηνία επικύρωσης του 802.11ac (δηλαδή, μετά τον Δεκέμβριο του 2013), το Wi-Fi Alliance είναι αναμένεται να ανανεώσει την πιστοποίηση 802.11ac για να συμπεριλάβει τη δοκιμή των πιο προηγμένων δυνατοτήτων 802.11ac. Αυτό Η πιστοποίηση δεύτερου κύματος θα πρέπει να περιλαμβάνει λειτουργίες όπως σύνδεση καναλιών έως 160 MHz, τέσσερις χωρικές ροές,και MU-MIMO. Συνολικά, αυτή η ρύθμιση ακολουθεί στενά τον τρόπο με τον οποίο κυκλοφόρησαν τα 802.11n.<text:bookmark text:name="tw-target-text2"/>Τα εταιρικά δίκτυα που εξετάζουν μια επένδυση σε υποδομή <text:soft-page-break/>Wi-Fi έχουν δύο εξαιρετικές επιλογές: (1) αγοράστε 802.11n Τα AP, δεδομένου ότι προσφέρουν ένα αξιοσημείωτο επίπεδο απόδοσης, είναι διαθέσιμα σήμερα και το 802.11n είναι ευρέως αναπτύσσεται σε προϊόντα πελάτη ή (2) περιμένετε 802.11ac AP και την τελευταία τους απόδοση. Τότε υπάρχει επιλογή (3), η οποία αποφεύγει την αναμονή: επενδύστε σε ένα αρθρωτό AP 802.11n, όπως το σημείο πρόσβασης Cisco® Aironet® 3600 που μπορεί εύκολα να αναβαθμιστεί στο πεδίο σε 802.11ac.Εν τω μεταξύ, τα προϊόντα ποιότητας καταναλωτή ενδέχεται να κυκλοφορήσουν νωρίτερα, το 2012, αλλά πριν από την πιστοποίηση Wi-Fi Alliance διαθέσιμος. Ωστόσο, συνιστούμε ανεπιφύλακτα σε όλες τις επιχειρήσεις να περιμένουν προϊόντα που έχουν πιστοποιηθεί από το Wi-Fi Συμμαχία ως διαλειτουργικό (δηλαδή το 2013).Το 802.11ac, όταν φτάσει, έχει μερικά νέα εφέ στις υπάρχουσες αναπτύξεις 802.11a / 11n ακόμα και αν η ανάπτυξη είναι να μην αναβαθμιστεί αμέσως στο 802.11ac: (1) τα ευρύτερα εύρη ζώνης καναλιού των γειτονικών AP απαιτούν ενημερώσεις μέτρηση πόρων ραδιοφώνου, ή RRM (και ιδίως ο αλγόριθμος εκχώρησης δυναμικών καναλιών) και (2) Τα ασύρματα συστήματα προστασίας από εισβολές 802.11a / 11n (WIPS) μπορούν να συνεχίσουν να αποκωδικοποιούν τα περισσότερα πλαίσια διαχείρισης όπως πλαίσια αίτησης / απάντησης beacon και probe (που αποστέλλονται πάντα σε μορφή 802.11a) αλλά δεν έχουν ορατότητα στα δεδομένα που αποστέλλονται στη νέα μορφή πακέτου 802.11ac.Ένα πράγμα που δεν πρέπει να ανησυχείτε είναι η συμβατότητα. Το 802.11ac έχει σχεδιαστεί σε βάθος για να συνυπάρχει αποτελεσματικά με τα υπάρχοντ<text:span text:style-name="T2">α.</text:span>Συσκευές 802.11a / n, με ισχυρή αίσθηση φορέα, ένα νέο προοίμιο που φαίνεται να είναι έγκυρο προοίμιο 802.11a σε συσκευές 802.11a / n και επεκτάσεις αιτήματος για αποστολή / σαφή προς αποστολή (RTS / CTS) για την αποφυγή συγκρούσεων με χρήστες που λειτουργούν σε ελαφρώς διαφορετικά κανάλια.</text:p>
      <text:p text:style-name="P2"><text:bookmark text:name="tw-target-text3"/>Πρώτον, το 802.11ac είναι μια εξέλιξη των 802.11n. Αν θέλετε να μάθετε περισσότερα για το 802.11n, μεταβείτε στο παράρτημα. Αν εσύ είστε ήδη εξοικειωμένοι με τη σύνδεση καναλιών, το MIMO και τη συνάθροιση που παρουσιάστηκαν από το 802.11n και δεν <text:soft-page-break/>χρειάζεστε μια ανανέωση, στη συνέχεια διαβάστε. 2.1 Οδηγοί για 802.11ac Το 802.11ac είναι μια εξελικτική βελτίωση στα 802.11n. Ένας από τους στόχους του 802.11ac είναι να προσφέρει υψηλότερα επίπεδα απόδοση που είναι ανάλογη με τη δικτύωση Gigabit Ethernet:</text:p>
      <text:p text:style-name="P5">● <text:span text:style-name="T1">Φαινομενικά «στιγμιαία» εμπειρία μεταφοράς δεδομένων</text:span></text:p>
      <text:p text:style-name="P5">● <text:span text:style-name="T1">Ένα σωρό λίπος που παρέχει υψηλή ποιότητα εμπειρίας (QoE) είναι απλό</text:span></text:p>
      <text:p text:style-name="P3">Στον καταναλωτικό χώρο, ο στόχος είναι πολλά κανάλια περιεχομένου υψηλής ευκρίνειας που παραδίδονται σε όλες τις περιοχές του σπίτι. Η επιχείρηση έχει διαφορετικές προκλήσεις:</text:p>
      <text:p text:style-name="P5">● <text:span text:style-name="T1">Παράδοση δικτύου με ταχύτητες και καθυστέρηση εταιρικής κλάσης</text:span></text:p>
      <text:p text:style-name="P5">● <text:span text:style-name="T1">Περιβάλλοντα υψηλής πυκνότητας με δεκάδες πελάτες ανά AP</text:span></text:p>
      <text:p text:style-name="P5">◦</text:p>
      <text:p text:style-name="P3">Που επιδεινώνονται από την τάση BYOD έτσι ώστε ένας υπάλληλος να μπορεί να μεταφέρει δύο ή ακόμα και τρεις 802.11 συσκευές και να τις καταναλώνουν πόρους δικτύου ταυτόχρονα</text:p>
      <text:p text:style-name="P5">● <text:span text:style-name="T1">Η αυξημένη υιοθέτηση της ροής βίντεο</text:span></text:p>
      <text:p text:style-name="P3">Το 802.11ac αφορά την παροχή μιας εξαιρετικής εμπειρίας σε κάθε πελάτη που εξυπηρετείται από ένα AP, ακόμα και κάτω απαιτητικά φορτία. Εν τω μεταξύ, το 802.11 είναι αναπόσπαστο μέρος σε εξαιρετικά ευρύ φάσμα συσκευών, και ορισμένες από αυτές έχουν υψηλό κόστος, ισχύ ή περιορισμένος όγκος. Μία κεραία είναι ρουτίνα για αυτές τις συσκευές, ωστόσο το 802.11ac πρέπει να προσφέρει μέγιστη απόδοση.<text:bookmark text:name="tw-target-text4"/>Το μόνο που έχει υπέρ του 802.11ac είναι η εξελικτική βελτίωση της τεχνολογίας πυριτίου στο παρελθόν μισή δωδεκάδα: το εύρος ζώνης των καναλιών μπορεί να είναι ευρύτερο, οι αστερισμοί μπορεί να είναι πιο πυκνοί και οι AP μπορούν να ενσωματωθούν περισσότερο λειτουργικότητα. Η ασύρματη ταχύτητα είναι το προϊόν τριών παραγόντων: εύρος ζώνης καναλιού, πυκνότητα αστερισμού και αριθμός χωρικών ρο<text:span text:style-name="T2">ώ</text:span>ς<text:span text:style-name="T2">ν.</text:span> Το 802.11ac ωθεί δυνατά τα <text:soft-page-break/>όρια σε καθένα από αυτά, όπως φαίνεται στο Σχήμα 1. Για μαθηματικά κεκλιμένη, η φυσική ταχύτητα του επιπέδου 802.11ac υπολογίζεται σύμφωνα με τον Πίνακα 1. Για παράδειγμα, μια μετάδοση 80 MHz αποστέλλεται στα 256QAM με τρεις χωρικές ροές και ένα μικρό διάστημα προστασίας 234 × 3 × 5/6 × 8 bits / 3,6 μs = 1300 Mbps. Αμέσως βλέπουμε ότι η αύξηση του εύρους ζώνης του καναλιού στα 80 MHz αποδίδει ταχύτητα 2,16 φορές και 160 MHz προσφέρει ένα επιπλέον διπλασιασμό. Τίποτα δεν είναι δωρεάν: καταναλώνει περισσότερο φάσμα και κάθε φορά που χωρίζουμε το η ίδια ισχύς μετάδοσης υπερδιπλάσια από τα υποφόρα, οπότε η ταχύτητα διπλασιάζεται, αλλά το εύρος αυτής της διπλασιασμένης ταχύτητας είναι ελαφρώς μειωμένη (για μια συνολική νίκη). Η μετάβαση από 64QAM σε 256QAM βοηθά επίσης, κατά 8/6 = 1,33 φορές. Όντας πιο κοντά, ο αστερισμός Τα σημεία είναι πιο ευαίσθητα στον θόρυβο, οπότε το 256QAM βοηθά περισσότερο σε μικρότερο εύρος όπου το 64QAM είναι ήδη αξιόπιστο. Ακόμη,Το 256QAM δεν απαιτεί περισσότερο φάσμα ή περισσότερες κεραίες από το 64QAM.<text:bookmark text:name="tw-target-text5"/>Στη συνέχεια, η ταχύτητα είναι άμεσα ανάλογη με τον αριθμό των χωρικών ρευμάτων. Περισσότερες χωρικές ροές απαιτούν περισσότερα κεραίες, σύνδεσμοι RF και αλυσίδες RF στον πομπό και το δέκτη. Οι κεραίες πρέπει να βρίσκονται σε απόσταση 1/3 μήκος κύματος (3/4 ") ή περισσότερο, και οι πρόσθετες αλυσίδες RF καταναλώνουν επιπλέον ισχύ. Αυτό οδηγεί πολλά κινητά συσκευές για τον περιορισμό του αριθμού των κεραιών σε ένα, δύο ή τρία.Συλλογικά, αυτές οι τρεις ταχύτητες είναι σημαντικές. Από το Σχήμα 2 και τον Πίνακα 2, το ελάχιστο επιτρεπόμενο 802.11ac Το προϊόν είναι 4,4 × γρηγορότερο από το αντίστοιχο προϊόν 802.11n και τα προϊόντα μεσαίου και υψηλού κύματος 1 είναι σχεδόν 3 × γρηγορότερα, φτάνοντας έως και 1,3 Gbps ρυθμούς δεδομένων PHY. Η πραγματική απόδοση θα είναι συνάρτηση της αποδοτικότητας MAC (σπάνια καλύτερη από το 70%) και τις δυνατότητες της συσκευής σε κάθε άκρο του συνδέσμου. Το αυτοκόλλητο στο πλαίσιο που εμφανίζει τη μέγιστη ταχύτητα δεδομένων δεν μας βοηθά πολύ στον πραγματικό κόσμο, όπου οι συσκευές έχουν για να αντιμετωπίσετε παρεμβολές από συσκευές που δεν <text:soft-page-break/>είναι 802.11, προϋπάρχουσες AP που ενδέχεται να χρησιμοποιούν μόνο 20 ή 40 MHz, πολλαπλές εξασθένιση, λίγες κεραίες σε κινητές συσκευές, αδύναμα σήματα στην εμβέλεια και ούτω καθεξής. Τι κάνει την ωμή ταχύτητα του 802.11ac τόσο πολύτιμες είναι οι επεκτάσεις που βοηθούν στην παροχή αξιόπιστης απόδοσης υπό ρεαλιστικές συνθήκες. Με το σχεδιασμό, το 802.11ac προορίζεται να λειτουργεί μόνο στη ζώνη των 5 GHz, όπως φαίνεται στον Πίνακα 3. Αυτό αποφεύγει μεγάλο μέρος των παρεμβολές στα 2,4 GHz, συμπεριλαμβανομένων των ακουστικών Bluetooth και των φούρνων μικροκυμάτων, και παρέχει ένα ισχυρό κίνητρο για</text:p>
      <text:p text:style-name="P3">οι χρήστες να αναβαθμίσουν τις κινητές συσκευές τους (και hotspot AP) σε διπλή ζώνη, έτσι ώστε η ζώνη των 5 GHz να είναι μεγαλύτερη καθολικά χρησιμοποιήσιμο. Αυτή η επιλογή βελτιστοποιεί επίσης τη διαδικασία IEEE αποφεύγοντας την πιθανότητα αμφισβήτησης μεταξύ 802.11 και 802.15 υποστηρικτών. Τέλος, υπάρχει σχεδόν 80 MHz εύρους ζώνης στα 2,4 GHz.<text:bookmark text:name="tw-target-text6"/> Όπως έχουμε ήδη δει, το 802.11 εισάγει υψηλότερη διαμόρφωση παραγγελίας, έως και 256QAM. πρόσθετη σύνδεση καναλιού, πάνω έως 80 ή 160 MHz. και περισσότερες χωρικές ροές, έως και οκτώ. Υπάρχει ένας εναλλακτικός τρόπος αποστολής σήματος 160 MHz, γνωστό ως "80 + 80" MHz, που θα συζητηθεί αργότερα (βλ. ενότητα 2.3.6). Το 802.11ac συνεχίζει μερικά από τα πιο πολύτιμα χαρακτηριστικά του 802.11n, συμπεριλαμβανομένης της επιλογής σύντομου διαστήματος προστασίας (για ένα χτύπημα ταχύτητας 10%) και σταδιακά καλύτερο ρυθμό στο εύρος χρησιμοποιώντας τον προηγμένο έλεγχο ισοτιμίας χαμηλής πυκνότητας (LDPC) προώθηση κωδικών διόρθωσης σφαλμάτων. Αυτοί οι κωδικοί LDPC έχουν σχεδιαστεί για να είναι μια εξελικτική επέκταση του 802.11n Οι κωδικοί LDPC, έτσι οι εφαρμοστές μπορούν να επεκτείνουν εύκολα τα τρέχοντα σχέδια υλικού τους.Επιτρέπονται διάφοροι κωδικοί μπλοκ χώρου χρόνου (STBC) ως επιλογή, αλλά (1) αυτή η λίστα περικόπτεται από το σετ ορίζεται από το 802.11n, και (2) το STBC καθίσταται σε μεγάλο βαθμό περιττό από τη δέσμη. Το 802.11n καθόρισε τον πυρήνα STBC λειτουργίες 2 × 1 και 4 × 2 και επίσης 3 <text:soft-page-break/>× 2 και 4 × 3 ως τρόποι επέκτασης, αλλά οι τρόποι επέκτασης προσέφεραν μικρό κέρδος για την πρόσθετη πολυπλοκότητά τους και δεν έχουν φτάσει στα προϊόντα. Πράγματι, μόνο η πιο βασική λειτουργία, 2 × 1, ήταν πιστοποιημένο από το Wi-Fi Alliance. Με αυτήν την εμπειρία, το 802.11ac ορίζει μόνο τον πυρήνα 2 × 1, 4 × 2, 6 × 3 και 8 × 4 STBC λειτουργίες, αλλά και πάλι μόνο 2 × 1 αναμένεται να φτάσει στα προϊόντα: εάν είχατε ένα AP με τέσσερις κεραίες, γιατί θα να είστε ικανοποιημένοι με 4 × 2 STBC όταν θα μπορούσατε - και θα έπρεπε - να χρησιμοποιείτε δέσμη διαμόρφωσης; Αυτό που παίρνει επίσης το 802.11ac είναι να καθορίσει έναν μόνο τρόπο εκτέλεσης ήχου καναλιού για τη διαμόρφωση δέσμης: το λεγόμενο ρητά συμπιεσμένα σχόλια. Αν και προαιρετικό, εάν ένας εφαρμοστής θέλει να προσφέρει τα οφέλη βάσει προτύπων δεν υπάρχει άλλη επιλογή από το να επιλέξουμε αυτόν τον ενιαίο μηχανισμό, ο οποίος μπορεί στη συνέχεια να ελεγχθεί για διαλειτουργικότητα.<text:bookmark text:name="tw-target-text7"/>Λόγω του ευρύτερου εύρους ζώνης καναλιού των 802.11ac, είναι πολύ πιθανότερο ότι ένα AP 80 MHz θα επικαλύπτεται με ένα άλλο AP 20 ή 40 MHz - και ομοίως ένα AP 80 ή 160 MHz - ή ακόμα και πολλά από αυτά, όλα πιθανώς σε διαφορετικά κανάλια. Για να είναι δυνατή η αξιόπιστη λειτουργία εν μέσω αυτής της πολυπλοκότητας, το 802.11ac επιβάλλει επεκτάσεις στο RTS / CTS μηχανισμός, ισχυρότερες απαιτήσεις εκτίμησης σαφών καναλιών (CCA) και νέοι κανόνες επιλογής πρωτογενούς καναλιού. Βλέπε ενότητα 2.3.4. Το 802.11ac εισάγει επίσης μια πολύτιμη νέα τεχνολογία που ονομάζεται MIMO πολλαπλών χρηστών. Αυτό είναι δύσκολο να γίνει σωστό, έτσι είναι αναβάλλεται έως το δεύτερο κύμα των προϊόντων 802.11ac και είναι προαιρετικό. Περισσότερα για αυτό αργότερα στην ενότητα 2.3.9. 2.3.2 Διαφορές μεταξύ 802.11ac και 802.11n Το 802.11ac έχει αποφύγει τις μάχες των 802.11n και αντίθετα έχει επικεντρωθεί στην επέκταση των τεράστιων προόδων κατασκευάστηκε το 802.11n για να προσφέρει την επόμενη γενιά ταχύτητας και αντοχής. Για παράδειγμα, το 802.11n πρωτοστάτησε στη συγκέντρωση μέσω της επιλεκτικής χρήσης των A-MPDU, A-MSDU και A-MPDU του AMSDU (βλ. Παράρτημα). Το 802.11ac απαιτεί στην πραγματικότητα κάθε αποστολή <text:soft-page-break/>802.11ac να αποστέλλεται ως A-MPDU σύνολο. Αυτό οφείλεται εν μέρει λόγω της εγγενούς αποτελεσματικότητας του A-MPDU και για κάποιους άλλους λόγους επίσης (βλ ενότητα 2.3.5). Σε ένα άλλο παράδειγμα, το 802.11ac επεκτείνει τον μηχανισμό πρόσβασης καναλιού 802.11n: αίσθηση εικονικού φορέα και backoff</text:p>
      <text:p text:style-name="P3">συμβαίνει σε ένα μόνο πρωτεύον κανάλι 20 MHz. τότε το CCA χρησιμοποιείται για τα υπόλοιπα δευτερεύοντα κανάλια των 20 MHz πριν από τη μετάδοσή τους.</text:p>
      <text:p text:style-name="P3">Δεδομένης της ισχύος του A-MPDU και του μηχανισμού πρόσβασης καναλιού 802.11n, το 802.11ac δεν χρειάστηκε καινοτομούν πολύ στο MAC. Πράγματι, οι επεκτάσεις στον μηχανισμό RTS / CTS είναι το μόνο νέο υποχρεωτικό MAC</text:p>
      <text:p text:style-name="P3">χαρακτηριστικό.Το 802.11n περιλαμβάνει πολλές επιλογές με μειωμένη τιμή. Το 802.11ac ακολουθεί μια πολύ ρεαλιστική προσέγγιση. Αν ένα Η επιλογή «άχρηστο» χρησιμοποιείται και επηρεάζει μια συσκευή τρίτου μέρους, και συνήθως το 802.11ac απαγορεύει μια συσκευή 802.11ac (λειτουργεί σε λειτουργία 802.11ac) από τη χρήση της επιλογής. Εάν μια επιλογή «άχρηστη» δεν έχει χρησιμοποιηθεί σε προϊόντα 802.11n ή επηρεάζει μόνο τις συσκευές που ενεργοποιούν την επιλογή, τότε η δυνατότητα δεν ενημερώνεται για το 802.11ac αλλά αντ 'αυτού "αφήνεται πεθαίνω."Για παράδειγμα, δεν υπάρχει έκδοση 802.11ac του προοιμίου "802.11n greenfield" Το 802.11ac ορίζει μόνο ένα Προοίμιο μορφή, το οποίο, σε παλαιότερες συσκευές 802.11a / 11n, θα μοιάζει με ασφάλεια ως προοίμιο 802.11a και ωφέλιμο φορτίο με κακό CRC. Αυτό σημαίνει ότι οι συσκευές παλαιού τύπου δεν προσπαθούν να μεταδώσουν πάνω από το 802.11ac μετάδοση, ούτε προσπαθούν να στείλουν ένα κακό ωφέλιμο φορτίο στη στοίβα.<text:bookmark text:name="tw-target-text8"/> Το 802.11n παρουσίασε μια «μειωμένη απόσταση μεταξύ των πλαισίων», η οποία μειώνει τα γενικά έξοδα μεταξύ διαδοχικών μεταδόσεις, αλλά η εμπειρία έχει δείξει ότι το A-MDPU λύνει σχεδόν το ίδιο πρόβλημα, αλλά ακόμη πιο αποτελεσματικά. Οι συσκευές 802.11ac που λειτουργούν σε λειτουργία 802.11ac δεν επιτρέπεται να μεταδίδουν RIFS (από το Σχέδιο 3.0). Δυνατότητες 802.11n που δεν ενημερώνονται για το 11ac (ή απαγορεύεται ρητά για συσκευές 802.11ac που <text:soft-page-break/>λειτουργούν στο 802.11ac mode) περιλαμβάνει όλες τις επιλογές ήχου 802.11n, συμπεριλαμβανομένων LTF επέκτασης, τη διαδικασία βαθμονόμησης, κεραία επιλογή, προστασία PCO, LSIG TXOP, άνιση διαμόρφωση, λειτουργίες STBC 4 × 3 και 3 × 2, MCS32 και διπλό CTS ΠΡΟΣΤΑΣΙΑ. Εάν δεν γνωρίζετε αυτούς τους όρους, τότε δεν υπάρχει πρόβλημα, γιατί σχεδόν σίγουρα δεν θα χρειαστεί ποτέ να γνωρίζετε τους. </text:p>
      <text:p text:style-name="P4">2.3.3 Διαμόρφωση δέσμης βάσει προτύπων</text:p>
      <text:p text:style-name="P3">Οποιαδήποτε συσκευή (με πολλαπλές κεραίες) μπορεί να μεταμορφώνεται σε οποιαδήποτε άλλη συσκευή ανά πάσα στιγμή. Αυτό που προσθέτει το 802.11ac είναι το ευκαιρία για τον δέκτη να βοηθήσει τον πομπό μορφής δέσμης να κάνει καλύτερη δουλειά στη διαμόρφωση δέσμης. Αυτό ονομάζεται «Ακούγεται» και επιτρέπει στον διαμορφωτή δέσμης να κατευθύνει με ακρίβεια τη μεταδιδόμενη ενέργειά του προς τον δέκτη. 802.11ac ορίζει ένα, αν και προαιρετικό, πρωτόκολλο για μια συσκευή 802.11ac για να ακούγεται και άλλη συσκευή 802.11ac. Το πρωτόκολλο Το επιλεγμένο ακολουθεί στενά το πρωτόκολλο 802.11n «ρητά συμπιεσμένα σχόλια», ως εξής. Μια συσκευή, συνήθως ένα AP, στέλνει ένα πλαίσιο "VHT Null Data Packet (NDP)". Ο μόνος σκοπός είναι να περιέχει τη διεύθυνση του AP και των παραληπτών στόχων. Το πλαίσιο Ανακοίνωσης VHT NDP είναι αμέσως</text:p>
      <text:p text:style-name="P3">ακολουθούμενο από ένα "πακέτο δεδομένων NHT Null" (VHT NDP) που προορίζεται για τους συγκεκριμένους παραλήπτες. Κάθε προοριζόμενος παραλήπτης μετρά το κανάλι RF από το AP στον εαυτό του χρησιμοποιώντας το προοίμιο του VHT NDP και συμπιέζει το κανάλι. ο πρώτος προοριζόμενος παραλήπτης αποκρίνεται με τις πληροφορίες του συμπιεσμένου καναλιού σε μορφή VHT Compressed Beamforming καρέ αμέσως, και άλλοι παραλήπτες ανταποκρίνονται όταν ερωτηθούν από το AP. Η Ανακοίνωση VHT NDP πλαίσιο, το VHT NDP και το πλαίσιο VHT Compressed Beamforming είναι όλα παρόμοια με τα χαρακτηριστικά του 802.11n.Ωστόσο, λόγω κάποιων λεπτών διαφορών, ο ήχος 802.11ac δεν είναι συμβατός με το 802.11n συσκευές.</text:p>
      <text:p text:style-name="P7"/>
      <text:p text:style-name="P7"/>
      <text:p text:style-name="P6">802.11 α<text:span text:style-name="T3">c</text:span></text:p>
      <text:p text:style-name="P8"><text:soft-page-break/></text:p>
      <text:p text:style-name="P1"><text:bookmark text:name="tw-target-text9"/>Το 802.11ac υποστηρίζει έως και 8 χωρικές ροές και 10 δείκτες MCS (δείκτης MCS 0-9) σε αντίθεση με το 802.11n που ορίζει 77 δείκτες MCS (δείκτης MCS 0-76).</text:p>
      <text:p text:style-name="P5">• <text:span text:style-name="T1">Για να υπολογίσετε τον ρυθμό δεδομένων 802.11ac που πρέπει να λάβετε υπόψη</text:span></text:p>
      <text:p text:style-name="P3">- το διάστημα / εύρος ζώνης καναλιού που χρησιμοποιείται (20MHz, 40MHz, 80MHz, 80 + 80 = 160MHz),</text:p>
      <text:p text:style-name="P3">- το διάστημα φρουράς (800ns ή 400ns)</text:p>
      <text:p text:style-name="P3">- ο αριθμός των κεραιών / χωρικών ρευμάτων (έως 8)</text:p>
      <text:p text:style-name="P3">- το επίπεδο σήματος που λαμβάνεται σε κάθε κεραία από κάθε χωρική ροή</text:p>
      <text:p text:style-name="P5">• <text:span text:style-name="T1">Με τις παραπάνω πληροφορίες, μπορεί κανείς να επιλέξει τον ρυθμό θεωρητικών δεδομένων από τους πίνακες ρυθμού δεδομένων 802.11ac. Εναλλακτικά μπορεί κανείς να χρησιμοποιήσει τον πίνακα της διαφάνειας 3 (Long GI = 800ns, Short GI = 400ns)</text:span></text:p>
      <text:p text:style-name="P5">• <text:span text:style-name="T1">Σημείωση: Το κριτήριο της ελάχιστης ευαισθησίας ισχύει για παρόμοια σχήματα διαμόρφωσης για όλες τις καταχωρήσεις στους πίνακες ρυθμού δεδομένων</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Nova Cond Light" svg:font-family="'Arial Nova Cond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9T10:49:54.663000000</meta:creation-date>
    <dc:date>2021-06-25T23:35:28.966000000</dc:date>
    <meta:editing-duration>PT1H15M57S</meta:editing-duration>
    <meta:editing-cycles>2</meta:editing-cycles>
    <meta:generator>LibreOffice/7.1.4.2$Windows_X86_64 LibreOffice_project/a529a4fab45b75fefc5b6226684193eb000654f6</meta:generator>
    <meta:document-statistic meta:table-count="0" meta:image-count="0" meta:object-count="0" meta:page-count="10" meta:paragraph-count="32" meta:word-count="2923" meta:character-count="19082" meta:non-whitespace-character-count="16190"/>
  </office:meta>
</office:document-meta>
</file>